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6.401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draw:auto-grow-height="true" fo:min-height="13.86cm"/>
    </style:style>
    <style:style style:name="P1" style:family="paragraph">
      <style:text-properties fo:font-family="Junction" style:font-family-generic="swiss" style:font-pitch="variable"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family="Junction" style:font-family-generic="swiss" style:font-pitch="variable" fo:font-size="28pt" style:font-size-asian="28pt" style:font-size-complex="28pt"/>
    </style:style>
    <style:style style:name="T2" style:family="text">
      <style:text-properties style:text-line-through-style="soli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Multi-database Patterns</text:p>
          </draw:text-box>
        </draw:frame>
        <draw:frame draw:style-name="gr1" draw:text-style-name="P1" draw:layer="layout" svg:width="9.663cm" svg:height="1.513cm" svg:x="9.169cm" svg:y="15.875cm">
          <draw:text-box>
            <text:p><text:span text:style-name="T1">Malcolm Tredinn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Menu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ree realistic patterns</text:p>
              </text:list-item>
              <text:list-item>
                <text:p>Increasing complexity</text:p>
              </text:list-item>
              <text:list-item>
                <text:p>Working code...</text:p>
                <text:list>
                  <text:list-header>
                    <text:p>github.com/malcolmt/django-multidb-patter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The pattern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My examples versus</text:p>
            <text:p><text:s/>The Real World(tm)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Hypothetical Projec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roduct reviews</text:p>
              </text:list-item>
              <text:list-item>
                <text:p>A few (1000’s?) product</text:p>
              </text:list-item>
              <text:list-item>
                <text:p>Bajillions of customer review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Hypothetical Project</text:p>
          </draw:text-box>
        </draw:frame>
        <draw:frame presentation:style-name="pr4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Product reviews</text:p>
              </text:list-item>
              <text:list-item>
                <text:p><text:span text:style-name="T2">A few (1000’s?)</text:span> Two products</text:p>
              </text:list-item>
              <text:list-item>
                <text:p><text:span text:style-name="T2">Bajillions of</text:span> <text:span text:style-name="T3">Some</text:span> customer reviews</text:p>
                <text:list>
                  <text:list-item>
                    <text:p>We would like to apologize for the hyperbole</text:p>
                  </text:list-item>
                  <text:list-item>
                    <text:p>Those responsible have been sacked</text:p>
                  </text:list-item>
                  <text:list-item>
                    <text:p>Mynd you, møøse bites Kan be pretty nasti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Hypothetical Projec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roduct reviews</text:p>
              </text:list-item>
              <text:list-item>
                <text:p>A few (1000’s?) product</text:p>
              </text:list-item>
              <text:list-item>
                <text:p>Bajillions of enthusiastic customer review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6" draw:layer="layout" svg:width="25.199cm" svg:height="3.507cm" svg:x="1.4cm" svg:y="0.837cm" presentation:class="title">
          <draw:text-box>
            <text:p>Setup</text:p>
          </draw:text-box>
        </draw:frame>
        <draw:frame draw:style-name="gr3" draw:layer="layout" svg:width="0.502cm" svg:height="0.962cm" svg:x="5.08cm" svg:y="6.342cm">
          <draw:text-box>
            <text:p/>
          </draw:text-box>
        </draw:frame>
        <draw:frame draw:style-name="gr1" draw:text-style-name="P3" draw:layer="layout" svg:width="17.228cm" svg:height="12.523cm" svg:x="5.386cm" svg:y="5.183cm">
          <draw:text-box>
            <text:p><text:span text:style-name="T4">DATABASES = {</text:span></text:p>
            <text:p><text:span text:style-name="T4"><text:s text:c="4"/></text:span><text:span text:style-name="T4">'default': {</text:span></text:p>
            <text:p><text:span text:style-name="T4"><text:s text:c="8"/></text:span><text:span text:style-name="T4">'ENGINE': 'django.db.backends.sqlite3',</text:span></text:p>
            <text:p><text:span text:style-name="T4"><text:s text:c="8"/></text:span><text:span text:style-name="T4">'NAME': ...,</text:span></text:p>
            <text:p><text:span text:style-name="T4"><text:s text:c="8"/></text:span><text:span text:style-name="T4">...</text:span></text:p>
            <text:p><text:span text:style-name="T4"><text:s text:c="8"/></text:span><text:span text:style-name="T4">},</text:span></text:p>
            <text:p><text:span text:style-name="T4"><text:s text:c="4"/></text:span><text:span text:style-name="T4">"reviews": {</text:span></text:p>
            <text:p><text:span text:style-name="T4"><text:s text:c="8"/></text:span><text:span text:style-name="T4">'ENGINE': 'django.db.backends.sqlite3',</text:span></text:p>
            <text:p><text:span text:style-name="T4"><text:s text:c="8"/></text:span><text:span text:style-name="T4">'NAME': ...,</text:span></text:p>
            <text:p><text:span text:style-name="T4"><text:s text:c="8"/></text:span><text:span text:style-name="T4">...</text:span></text:p>
            <text:p><text:span text:style-name="T4"><text:s text:c="8"/></text:span><text:span text:style-name="T4">}</text:span></text:p>
            <text:p><text:span text:style-name="T4">}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atabase Rout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ven a model (and maybe an instance)...</text:p>
                <text:list>
                  <text:list-item>
                    <text:p>Which database to read from?</text:p>
                  </text:list-item>
                  <text:list-item>
                    <text:p>Which database to write to?</text:p>
                  </text:list-item>
                  <text:list-item>
                    <text:p>Should this model’s table be sync’d to this db?</text:p>
                  </text:list-item>
                </text:list>
              </text:list-item>
              <text:list-item>
                <text:p>Can say “don’t care” and pass off responsibil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atabase Routing</text:p>
          </draw:text-box>
        </draw:frame>
        <draw:frame draw:style-name="gr1" draw:text-style-name="P3" draw:layer="layout" svg:width="21.351cm" svg:height="14.411cm" svg:x="3.257cm" svg:y="4.486cm">
          <draw:text-box>
            <text:p text:style-name="P3"><text:span text:style-name="T4">class ReviewRouter(object):</text:span></text:p>
            <text:p text:style-name="P3"><text:span text:style-name="T4"><text:s text:c="4"/></text:span><text:span text:style-name="T4">"""</text:span></text:p>
            <text:p text:style-name="P3"><text:span text:style-name="T4"><text:s text:c="4"/></text:span><text:span text:style-name="T4">Sends all review-related operations to a database </text:span></text:p>
            <text:p text:style-name="P3"><text:span text:style-name="T4"><text:s text:c="4"/></text:span><text:span text:style-name="T4">with the alias of "reviews". No other apps should use </text:span></text:p>
            <text:p text:style-name="P3"><text:span text:style-name="T4"><text:s text:c="4"/></text:span><text:span text:style-name="T4">this db alias.</text:span></text:p>
            <text:p text:style-name="P3"><text:span text:style-name="T4"><text:s text:c="4"/></text:span><text:span text:style-name="T4">"""</text:span></text:p>
            <text:p text:style-name="P3"><text:span text:style-name="T4"/></text:p>
            <text:p text:style-name="P3"><text:span text:style-name="T4"><text:s text:c="4"/></text:span><text:span text:style-name="T4">def db_for_read(self, model, **hints):</text:span></text:p>
            <text:p text:style-name="P3"><text:span text:style-name="T4"><text:s text:c="8"/></text:span><text:span text:style-name="T4">...</text:span></text:p>
            <text:p text:style-name="P3"><text:span text:style-name="T4"/></text:p>
            <text:p text:style-name="P3"><text:span text:style-name="T4"><text:s text:c="4"/></text:span><text:span text:style-name="T4">def db_for_write(self, model, **hints):</text:span></text:p>
            <text:p text:style-name="P3"><text:span text:style-name="T4"><text:s text:c="8"/></text:span><text:span text:style-name="T4">...</text:span></text:p>
            <text:p text:style-name="P3"><text:span text:style-name="T4"><text:s text:c="8"/></text:span></text:p>
            <text:p text:style-name="P3"><text:span text:style-name="T4"><text:s text:c="4"/></text:span><text:span text:style-name="T4">def allow_syncdb(self, db, model):</text:span></text:p>
            <text:p text:style-name="P3"><text:span text:style-name="T4"><text:s text:c="8"/></text:span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./manage.py syncdb --database=..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9cm" svg:height="3.256cm" svg:x="1.4cm" svg:y="0.962cm" presentation:class="title">
          <draw:text-box>
            <text:p>Admin</text:p>
          </draw:text-box>
        </draw:frame>
        <draw:frame draw:style-name="gr1" draw:text-style-name="P3" draw:layer="layout" svg:width="19.857cm" svg:height="6.859cm" svg:x="4.072cm" svg:y="7.071cm">
          <draw:text-box>
            <text:p><text:span text:style-name="T4">class ReviewAdmin(admin.ModelAdmin):</text:span></text:p>
            <text:p><text:span text:style-name="T4"><text:s text:c="4"/></text:span><text:span text:style-name="T4">...</text:span></text:p>
            <text:p><text:span text:style-name="T4"><text:s text:c="4"/></text:span><text:span text:style-name="T4">_using = "reviews"</text:span></text:p>
            <text:p><text:span text:style-name="T4"><text:s text:c="4"/></text:span></text:p>
            <text:p><text:span text:style-name="T4"><text:s text:c="4"/></text:span><text:span text:style-name="T4">def save_model(self, request, obj, form, change):</text:span></text:p>
            <text:p><text:span text:style-name="T4"><text:s text:c="8"/></text:span><text:span text:style-name="T4">obj.save(using=self._using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Functional Separa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roducts table in one database (<text:span text:style-name="T5">default</text:span>)</text:p>
              </text:list-item>
              <text:list-item>
                <text:p>Reviews table in <text:span text:style-name="T5">reviews</text:span><text:span text:style-name="T6"> database</text:span></text:p>
              </text:list-item>
              <text:list-item>
                <text:p><text:span text:style-name="T6">Router sends everything with app name of review to </text:span><text:span text:style-name="T5">reviews</text:span><text:span text:style-name="T6"> alia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Functional Separa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reat for integrating existing databases with new work in second db</text:p>
              </text:list-item>
              <text:list-item>
                <text:p>Cannot have relations between databases</text:p>
                <text:list>
                  <text:list-item>
                    <text:p>(see also “atomic”, “consistent”, etc)</text:p>
                  </text:list-item>
                </text:list>
              </text:list-item>
              <text:list-item>
                <text:p>Easy to develop and debu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Access Separa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rite / read</text:p>
              </text:list-item>
              <text:list-item>
                <text:p>Public / draft</text:p>
              </text:list-item>
              <text:list-item>
                <text:p>External / intern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Read / writ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b_for_read() returns “read” database</text:p>
              </text:list-item>
              <text:list-item>
                <text:p>db_for_write() returns “write” databa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Synchronization lag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3" draw:layer="layout" svg:width="25.199cm" svg:height="3.256cm" svg:x="1.4cm" svg:y="0.962cm" presentation:class="title">
          <draw:text-box>
            <text:p>Arrange to stick reads to source</text:p>
          </draw:text-box>
        </draw:frame>
        <draw:frame draw:style-name="gr1" draw:text-style-name="P3" draw:layer="layout" svg:width="16.809cm" svg:height="9.691cm" svg:x="5.596cm" svg:y="6.127cm">
          <draw:text-box>
            <text:p text:style-name="P3"><text:span text:style-name="T4">def add_review(request, product_id=None):</text:span></text:p>
            <text:p text:style-name="P3"><text:span text:style-name="T4"/></text:p>
            <text:p text:style-name="P3"><text:span text:style-name="T4"><text:s text:c="4"/></text:span><text:span text:style-name="T4">if request.method == "POST":</text:span></text:p>
            <text:p text:style-name="P3"><text:span text:style-name="T4"><text:s text:c="8"/></text:span><text:span text:style-name="T4">form = ReviewForm(request.POST)</text:span></text:p>
            <text:p text:style-name="P3"><text:span text:style-name="T4"><text:s text:c="8"/></text:span><text:span text:style-name="T4">if form.is_valid():</text:span></text:p>
            <text:p text:style-name="P3"><text:span text:style-name="T4"><text:s text:c="12"/></text:span><text:span text:style-name="T4">...</text:span></text:p>
            <text:p text:style-name="P3"><text:span text:style-name="T4"><text:s text:c="12"/></text:span><text:span text:style-name="T4">request.session[KEY] = time.time()</text:span></text:p>
            <text:p text:style-name="P3"><text:span text:style-name="T4"><text:s text:c="12"/></text:span><text:span text:style-name="T4">...</text:span></text:p>
            <text:p text:style-name="P3"><text:span text:style-name="T4"><text:s text:c="4"/></text:span><text:span text:style-name="T4">...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3" draw:layer="layout" svg:width="25.199cm" svg:height="3.256cm" svg:x="1.4cm" svg:y="0.962cm" presentation:class="title">
          <draw:text-box>
            <text:p>Make read decision in view</text:p>
          </draw:text-box>
        </draw:frame>
        <draw:frame draw:style-name="gr1" draw:text-style-name="P3" draw:layer="layout" svg:width="21.102cm" svg:height="9.691cm" svg:x="3.449cm" svg:y="7.071cm">
          <draw:text-box>
            <text:p><text:span text:style-name="T4">def show_review(request, review_id=None):</text:span></text:p>
            <text:p><text:span text:style-name="T4"><text:s text:c="4"/></text:span><text:span text:style-name="T4">...</text:span></text:p>
            <text:p><text:span text:style-name="T4"/></text:p>
            <text:p><text:span text:style-name="T4"><text:s text:c="4"/></text:span><text:span text:style-name="T4">review_mgr = reviews.models.Review.objects</text:span></text:p>
            <text:p><text:span text:style-name="T4"/></text:p>
            <text:p><text:span text:style-name="T4"><text:s text:c="4"/></text:span><text:span text:style-name="T4">if (request.session.get(KEY, 0) &gt; time.time() - 300):</text:span></text:p>
            <text:p><text:span text:style-name="T4"><text:s text:c="8"/></text:span><text:span text:style-name="T4"># Tie reads to the master reviews database.</text:span></text:p>
            <text:p><text:span text:style-name="T4"><text:s text:c="8"/></text:span><text:span text:style-name="T4">review_mgr = review_mgr.db_manager("reviews")</text:span></text:p>
            <text:p><text:span text:style-name="T4"><text:s text:c="4"/></text:span><text:span text:style-name="T4">...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Shard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istribute reviews amongst N (5, 10, 250...) database</text:p>
              </text:list-item>
              <text:list-item>
                <text:p>Pick a distribution facet (e.g. review id)</text:p>
              </text:list-item>
              <text:list-item>
                <text:p>Distribute <text:span text:style-name="T3">evenly (hash)</text:span></text:p>
              </text:list-item>
              <text:list-item>
                <text:p><text:span text:style-name="T3">Need to know facet value to choose write d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Changing # of databases</text:p>
            <text:p>later is fiddly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3" draw:layer="layout" svg:width="24.175cm" svg:height="11.579cm" svg:x="1.913cm" svg:y="4.711cm">
          <draw:text-box>
            <text:p><text:span text:style-name="T4"><text:s text:c="4"/></text:span><text:span text:style-name="T4">def db_for_write(self, model, **hints):</text:span></text:p>
            <text:p><text:span text:style-name="T4"/></text:p>
            <text:p><text:span text:style-name="T4"><text:s text:c="8"/></text:span><text:span text:style-name="T4">if model._meta.app_label != "reviews":</text:span></text:p>
            <text:p><text:span text:style-name="T4"><text:s text:c="12"/></text:span><text:span text:style-name="T4">return None</text:span></text:p>
            <text:p><text:span text:style-name="T4"/></text:p>
            <text:p><text:span text:style-name="T4"><text:s text:c="8"/></text:span><text:span text:style-name="T4">try:</text:span></text:p>
            <text:p><text:span text:style-name="T4"><text:s text:c="12"/></text:span><text:span text:style-name="T4">obj = hints.pop("instance")</text:span></text:p>
            <text:p><text:span text:style-name="T4"><text:s text:c="8"/></text:span><text:span text:style-name="T4">except KeyError:</text:span></text:p>
            <text:p><text:span text:style-name="T4"><text:s text:c="12"/></text:span><text:span text:style-name="T4">raise Exception("Cannot get write db without instance.")</text:span></text:p>
            <text:p><text:span text:style-name="T4"/></text:p>
            <text:p><text:span text:style-name="T4"><text:s text:c="8"/></text:span><text:span text:style-name="T4">return "reviews-%d" % obj.get_db_num(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3" draw:layer="layout" svg:width="24.645cm" svg:height="11.579cm" svg:x="1.678cm" svg:y="3.175cm">
          <draw:text-box>
            <text:p><text:span text:style-name="T4">class Review(models.Model):</text:span></text:p>
            <text:p><text:span text:style-name="T4"><text:s text:c="4"/></text:span><text:span text:style-name="T4">...</text:span></text:p>
            <text:p><text:span text:style-name="T4"/></text:p>
            <text:p><text:span text:style-name="T4"><text:s text:c="4"/></text:span><text:span text:style-name="T4">id = models.IntegerField(default=Ticket.objects.new,</text:span></text:p>
            <text:p><text:span text:style-name="T4"><text:s text:c="12"/></text:span><text:span text:style-name="T4">primary_key=True)</text:span></text:p>
            <text:p><text:span text:style-name="T4"/></text:p>
            <text:p><text:span text:style-name="T4"><text:s text:c="4"/></text:span><text:span text:style-name="T4">...</text:span></text:p>
            <text:p><text:span text:style-name="T4"/></text:p>
            <text:p><text:span text:style-name="T4"><text:s text:c="4"/></text:span><text:span text:style-name="T4">def get_db_num(self):</text:span></text:p>
            <text:p><text:span text:style-name="T4"><text:s text:c="12"/></text:span><text:span text:style-name="T4">return 1 + (int(hashlib.md5(str(self.id)).hexdigest(), 16) %</text:span></text:p>
            <text:p><text:span text:style-name="T4"><text:s text:c="20"/></text:span><text:span text:style-name="T4">settings.CLUSTER_SIZE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4" draw:text-style-name="P3" draw:layer="layout" svg:width="24.042cm" svg:height="10.635cm" svg:x="1.979cm" svg:y="5.183cm">
          <draw:text-box>
            <text:p text:style-name="P3"><text:span text:style-name="T4">def show_review(request, review_id=None):</text:span></text:p>
            <text:p text:style-name="P3"><text:span text:style-name="T4"><text:s text:c="4"/></text:span><text:span text:style-name="T4">... </text:span></text:p>
            <text:p text:style-name="P3"><text:span text:style-name="T4"><text:s text:c="12"/></text:span></text:p>
            <text:p text:style-name="P3"><text:span text:style-name="T4"><text:s text:c="4"/></text:span><text:span text:style-name="T4">alias = ("reviews-%d" %</text:span></text:p>
            <text:p text:style-name="P3"><text:span text:style-name="T4"><text:s text:c="12"/></text:span><text:span text:style-name="T4">reviews.models.get_db_for_id(review_id))</text:span></text:p>
            <text:p text:style-name="P3"><text:span text:style-name="T4"><text:s text:c="4"/></text:span><text:span text:style-name="T4">try: <text:s text:c="3"/></text:span></text:p>
            <text:p text:style-name="P3"><text:span text:style-name="T4"><text:s text:c="8"/></text:span><text:span text:style-name="T4">review = reviews.models.Review.objects.using(alias). \</text:span></text:p>
            <text:p text:style-name="P3"><text:span text:style-name="T4"><text:s text:c="16"/></text:span><text:span text:style-name="T4">get(id=review_id)</text:span></text:p>
            <text:p text:style-name="P3"><text:span text:style-name="T4"><text:s text:c="4"/></text:span><text:span text:style-name="T4">except reviews.models.Review.DoesNotExist:</text:span></text:p>
            <text:p text:style-name="P3"><text:span text:style-name="T4"><text:s text:c="8"/></text:span><text:span text:style-name="T4">...</text:span></text:p>
            <text:p text:style-name="P3"><text:span text:style-name="T4"><text:s text:c="4"/></text:span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3" draw:layer="layout" svg:width="18.646cm" svg:height="5.915cm" svg:x="4.677cm" svg:y="7.543cm">
          <draw:text-box>
            <text:p text:style-name="P3"><text:span text:style-name="T4">def product_reviews(request, product_id=None):</text:span></text:p>
            <text:p text:style-name="P3"><text:span text:style-name="T4"><text:s text:c="4"/></text:span><text:span text:style-name="T4">...</text:span></text:p>
            <text:p text:style-name="P3"><text:span text:style-name="T4"><text:s text:c="4"/></text:span><text:span text:style-name="T4">for db_alias in router.alias_iter():</text:span></text:p>
            <text:p text:style-name="P3"><text:span text:style-name="T4"><text:s text:c="8"/></text:span><text:span text:style-name="T4">current_qs = review_qs.using(db_alias)</text:span></text:p>
            <text:p text:style-name="P3"><text:span text:style-name="T4"><text:s text:c="8"/></text:span><text:span text:style-name="T4">...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abb4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Junction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ction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abb4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lcolm Tredinnick</meta:initial-creator>
    <meta:creation-date>2010-09-09T09:05:02</meta:creation-date>
    <meta:editing-duration>PT01H01M44S</meta:editing-duration>
    <meta:editing-cycles>17</meta:editing-cycles>
    <meta:generator>OpenOffice.org/3.2$Unix OpenOffice.org_project/320m12$Build-9483</meta:generator>
    <dc:date>2010-09-09T10:06:28</dc:date>
    <dc:creator>Malcolm Tredinnick</dc:creator>
    <meta:document-statistic meta:object-count="113"/>
  </office:meta>
</office:document-meta>
</file>